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14e" officeooo:paragraph-rsid="0005814e"/>
    </style:style>
    <style:style style:name="P2" style:family="paragraph" style:parent-style-name="Standard" style:list-style-name="L1">
      <style:text-properties officeooo:rsid="0005814e" officeooo:paragraph-rsid="0005814e"/>
    </style:style>
    <style:style style:name="P3" style:family="paragraph" style:parent-style-name="Standard" style:list-style-name="L1">
      <style:text-properties officeooo:rsid="0005c8ba" officeooo:paragraph-rsid="0005c8ba"/>
    </style:style>
    <style:style style:name="P4" style:family="paragraph" style:parent-style-name="Standard" style:list-style-name="L1">
      <style:text-properties officeooo:rsid="0007ab9f" officeooo:paragraph-rsid="0007ab9f"/>
    </style:style>
    <style:style style:name="T1" style:family="text">
      <style:text-properties officeooo:rsid="0005c8ba"/>
    </style:style>
    <style:style style:name="T2" style:family="text">
      <style:text-properties officeooo:rsid="000a6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_seq_2</text:p>
      <text:p text:style-name="P1"/>
      <text:list xml:id="list1730268495" text:style-name="L1">
        <text:list-item>
          <text:p text:style-name="P2">meridian flip</text:p>
        </text:list-item>
        <text:list-item>
          <text:p text:style-name="P2">quit time</text:p>
        </text:list-item>
        <text:list-item>
          <text:p text:style-name="P2">Context class</text:p>
          <text:list>
            <text:list-item>
              <text:p text:style-name="P2">drifter</text:p>
            </text:list-item>
            <text:list-item>
              <text:p text:style-name="P2">stop_time (in time_t)</text:p>
            </text:list-item>
            <text:list-item>
              <text:p text:style-name="P2">flip_time (in time_t)</text:p>
            </text:list-item>
            <text:list-item>
              <text:p text:style-name="P2">exposure_time_normal</text:p>
            </text:list-item>
            <text:list-item>
              <text:p text:style-name="P2">exposure_time_short</text:p>
            </text:list-item>
            <text:list-item>
              <text:p text:style-name="P2">dark_filename_normal</text:p>
            </text:list-item>
            <text:list-item>
              <text:p text:style-name="P2">dark_filename_short</text:p>
            </text:list-item>
            <text:list-item>
              <text:p text:style-name="P2">daily_directory</text:p>
            </text:list-item>
            <text:list-item>
              <text:p text:style-name="P2">FILE *logfile</text:p>
            </text:list-item>
            <text:list-item>
              <text:p text:style-name="P2">starname</text:p>
            </text:list-item>
            <text:list-item>
              <text:p text:style-name="P2">darkfile_arg</text:p>
            </text:list-item>
            <text:list-item>
              <text:p text:style-name="P2">quickdark_arg</text:p>
            </text:list-item>
            <text:list-item>
              <text:p text:style-name="P2">current_dark_name</text:p>
            </text:list-item>
            <text:list-item>
              <text:p text:style-name="P2">flip_performed</text:p>
            </text:list-item>
            <text:list-item>
              <text:p text:style-name="P2">flip_needed</text:p>
            </text:list-item>
            <text:list-item>
              <text:p text:style-name="P2">filtername</text:p>
            </text:list-item>
            <text:list-item>
              <text:p text:style-name="P2">exposure_flags</text:p>
            </text:list-item>
            <text:list-item>
              <text:p text:style-name="P2">Requested_image_center</text:p>
            </text:list-item>
            <text:list-item>
              <text:p text:style-name="P2">Image_center_tolerance // arcmin</text:p>
            </text:list-item>
            <text:list-item>
              <text:p text:style-name="P2">RunningFocus</text:p>
            </text:list-item>
            <text:list-item>
              <text:p text:style-name="P2">darks_needed</text:p>
            </text:list-item>
          </text:list>
        </text:list-item>
        <text:list-item>
          <text:p text:style-name="P2">No simulator</text:p>
        </text:list-item>
        <text:list-item>
          <text:p text:style-name="P2">SeqSpec file format:</text:p>
          <text:list>
            <text:list-item>
              <text:p text:style-name="P3">TARGET=WASP-127 # must match star_list.txt</text:p>
            </text:list-item>
            <text:list-item>
              <text:p text:style-name="P3">EXOPLANET=WASP-127b</text:p>
            </text:list-item>
            <text:list-item>
              <text:p text:style-name="P2">START=19:47{EDT,EST,UTC}</text:p>
            </text:list-item>
            <text:list-item>
              <text:p text:style-name="P2">QUIT=04:03{EDT,EST,UTC}</text:p>
            </text:list-item>
            <text:list-item>
              <text:p text:style-name="P2">MERIDIAN_FLIP=00:01{EDT,EST,UTC}<text:span text:style-name="T2">FULL</text:span></text:p>
            </text:list-item>
            <text:list-item>
              <text:p text:style-name="P2">CENTER<text:span text:style-name="T1">=image123.fits|WASP-127:3N2E</text:span></text:p>
            </text:list-item>
            <text:list-item>
              <text:p text:style-name="P3">CENTER_TOLERANCE=1.0 # arcmin</text:p>
            </text:list-item>
            <text:list-item>
              <text:p text:style-name="P3">QUICK_TIME=20.0</text:p>
            </text:list-item>
            <text:list-item>
              <text:p text:style-name="P3">FULL_TIME=80.0</text:p>
            </text:list-item>
            <text:list-item>
              <text:p text:style-name="P3">FILTER=Clear</text:p>
            </text:list-item>
            <text:list-item>
              <text:p text:style-name="P4">DARKS=10 # number of darks to fetch, could be zer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9-03-18T19:56:29.283068688</meta:creation-date>
    <dc:date>2019-03-19T20:57:42.946509025</dc:date>
    <dc:creator>Mark </dc:creator>
    <meta:editing-duration>PT52M10S</meta:editing-duration>
    <meta:editing-cycles>3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38" meta:word-count="103" meta:character-count="744" meta:non-whitespace-character-count="716"/>
  </office:meta>
</office:document-meta>
</file>